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07.14mm" svg:y="0mm">
            <loext:p draw:notify-on-update-of-ranges="Sheet1.A1:Sheet1.B59 Sheet1.B1:Sheet1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16mm" svg:y="89.4mm">
            <loext:p draw:notify-on-update-of-ranges="Sheet1.C1:Sheet1.C38 Sheet1.D1:Sheet1.D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0.7835434552" calcext:value-type="float">
            <text:p>40.7835434552</text:p>
          </table:table-cell>
          <table:table-cell office:value-type="float" office:value="1.73234551834" calcext:value-type="float">
            <text:p>1.7323455183</text:p>
          </table:table-cell>
          <table:table-cell office:value-type="float" office:value="0.191024249650111" calcext:value-type="float">
            <text:p>0.1910242497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40.0803789129" calcext:value-type="float">
            <text:p>40.0803789129</text:p>
          </table:table-cell>
          <table:table-cell office:value-type="float" office:value="1.54166364739" calcext:value-type="float">
            <text:p>1.5416636474</text:p>
          </table:table-cell>
          <table:table-cell office:value-type="float" office:value="1.2355816635388" calcext:value-type="float">
            <text:p>1.2355816635</text:p>
          </table:table-cell>
          <table:table-cell office:value-type="float" office:value="0.0600000000000001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39.3772143705" calcext:value-type="float">
            <text:p>39.3772143705</text:p>
          </table:table-cell>
          <table:table-cell office:value-type="float" office:value="1.41039087387" calcext:value-type="float">
            <text:p>1.4103908739</text:p>
          </table:table-cell>
          <table:table-cell office:value-type="float" office:value="2.4178053503872" calcext:value-type="float">
            <text:p>2.4178053504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38.6740498282" calcext:value-type="float">
            <text:p>38.6740498282</text:p>
          </table:table-cell>
          <table:table-cell office:value-type="float" office:value="1.32107799509" calcext:value-type="float">
            <text:p>1.3210779951</text:p>
          </table:table-cell>
          <table:table-cell office:value-type="float" office:value="3.71236405448632" calcext:value-type="float">
            <text:p>3.7123640545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37.9708852859" calcext:value-type="float">
            <text:p>37.9708852859</text:p>
          </table:table-cell>
          <table:table-cell office:value-type="float" office:value="1.26015685196" calcext:value-type="float">
            <text:p>1.260156852</text:p>
          </table:table-cell>
          <table:table-cell office:value-type="float" office:value="5.09156267852321" calcext:value-type="float">
            <text:p>5.0915626785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37.2677207435" calcext:value-type="float">
            <text:p>37.2677207435</text:p>
          </table:table-cell>
          <table:table-cell office:value-type="float" office:value="1.2171763609" calcext:value-type="float">
            <text:p>1.2171763609</text:p>
          </table:table-cell>
          <table:table-cell office:value-type="float" office:value="6.53292089123589" calcext:value-type="float">
            <text:p>6.5329208912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36.5645562012" calcext:value-type="float">
            <text:p>36.5645562012</text:p>
          </table:table-cell>
          <table:table-cell office:value-type="float" office:value="1.18470968949" calcext:value-type="float">
            <text:p>1.1847096895</text:p>
          </table:table-cell>
          <table:table-cell office:value-type="float" office:value="8.02057966307825" calcext:value-type="float">
            <text:p>8.0205796631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float" office:value="35.8613916589" calcext:value-type="float">
            <text:p>35.8613916589</text:p>
          </table:table-cell>
          <table:table-cell office:value-type="float" office:value="1.15802660348" calcext:value-type="float">
            <text:p>1.1580266035</text:p>
          </table:table-cell>
          <table:table-cell office:value-type="float" office:value="9.54382336464864" calcext:value-type="float">
            <text:p>9.5438233646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35.1582271166" calcext:value-type="float">
            <text:p>35.1582271166</text:p>
          </table:table-cell>
          <table:table-cell office:value-type="float" office:value="1.13438671971" calcext:value-type="float">
            <text:p>1.1343867197</text:p>
          </table:table-cell>
          <table:table-cell office:value-type="float" office:value="11.0953363511173" calcext:value-type="float">
            <text:p>11.0953363511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34.4550625742" calcext:value-type="float">
            <text:p>34.4550625742</text:p>
          </table:table-cell>
          <table:table-cell office:value-type="float" office:value="1.11230178053" calcext:value-type="float">
            <text:p>1.1123017805</text:p>
          </table:table-cell>
          <table:table-cell office:value-type="float" office:value="12.6699612070032" calcext:value-type="float">
            <text:p>12.669961207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33.7518980319" calcext:value-type="float">
            <text:p>33.7518980319</text:p>
          </table:table-cell>
          <table:table-cell office:value-type="float" office:value="1.09099388277" calcext:value-type="float">
            <text:p>1.0909938828</text:p>
          </table:table-cell>
          <table:table-cell office:value-type="float" office:value="14.263928413429" calcext:value-type="float">
            <text:p>14.263928413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float" office:value="33.0487334896" calcext:value-type="float">
            <text:p>33.0487334896</text:p>
          </table:table-cell>
          <table:table-cell office:value-type="float" office:value="1.0700647238" calcext:value-type="float">
            <text:p>1.0700647238</text:p>
          </table:table-cell>
          <table:table-cell office:value-type="float" office:value="15.87439091998" calcext:value-type="float">
            <text:p>15.87439092</text:p>
          </table:table-cell>
          <table:table-cell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32.3455689472" calcext:value-type="float">
            <text:p>32.3455689472</text:p>
          </table:table-cell>
          <table:table-cell office:value-type="float" office:value="1.04931238779" calcext:value-type="float">
            <text:p>1.0493123878</text:p>
          </table:table-cell>
          <table:table-cell office:value-type="float" office:value="17.4991377177404" calcext:value-type="float">
            <text:p>17.4991377177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float" office:value="31.6424044049" calcext:value-type="float">
            <text:p>31.6424044049</text:p>
          </table:table-cell>
          <table:table-cell office:value-type="float" office:value="1.02863484917" calcext:value-type="float">
            <text:p>1.0286348492</text:p>
          </table:table-cell>
          <table:table-cell office:value-type="float" office:value="19.1364114579523" calcext:value-type="float">
            <text:p>19.136411458</text:p>
          </table:table-cell>
          <table:table-cell office:value-type="float" office:value="0.66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float" office:value="30.9392398626" calcext:value-type="float">
            <text:p>30.9392398626</text:p>
          </table:table-cell>
          <table:table-cell office:value-type="float" office:value="1.00798044216" calcext:value-type="float">
            <text:p>1.0079804422</text:p>
          </table:table-cell>
          <table:table-cell office:value-type="float" office:value="20.784787988416" calcext:value-type="float">
            <text:p>20.7847879884</text:p>
          </table:table-cell>
          <table:table-cell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office:value-type="float" office:value="30.2360753202" calcext:value-type="float">
            <text:p>30.2360753202</text:p>
          </table:table-cell>
          <table:table-cell office:value-type="float" office:value="0.987322765786" calcext:value-type="float">
            <text:p>0.9873227658</text:p>
          </table:table-cell>
          <table:table-cell office:value-type="float" office:value="22.4430930542791" calcext:value-type="float">
            <text:p>22.4430930543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29.5329107779" calcext:value-type="float">
            <text:p>29.5329107779</text:p>
          </table:table-cell>
          <table:table-cell office:value-type="float" office:value="0.966648050549" calcext:value-type="float">
            <text:p>0.9666480505</text:p>
          </table:table-cell>
          <table:table-cell office:value-type="float" office:value="24.1103481049848" calcext:value-type="float">
            <text:p>24.110348105</text:p>
          </table:table-cell>
          <table:table-cell office:value-type="float" office:value="0.81" calcext:value-type="float">
            <text:p>0.81</text:p>
          </table:table-cell>
          <table:table-cell table:number-columns-repeated="3"/>
        </table:table-row>
        <table:table-row table:style-name="ro1">
          <table:table-cell office:value-type="float" office:value="28.8297462356" calcext:value-type="float">
            <text:p>28.8297462356</text:p>
          </table:table-cell>
          <table:table-cell office:value-type="float" office:value="0.945948817435" calcext:value-type="float">
            <text:p>0.9459488174</text:p>
          </table:table-cell>
          <table:table-cell office:value-type="float" office:value="25.7857163607563" calcext:value-type="float">
            <text:p>25.7857163608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28.1265816933" calcext:value-type="float">
            <text:p>28.1265816933</text:p>
          </table:table-cell>
          <table:table-cell office:value-type="float" office:value="0.925220698215" calcext:value-type="float">
            <text:p>0.9252206982</text:p>
          </table:table-cell>
          <table:table-cell office:value-type="float" office:value="27.4684600349433" calcext:value-type="float">
            <text:p>27.4684600349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float" office:value="27.4234171509" calcext:value-type="float">
            <text:p>27.4234171509</text:p>
          </table:table-cell>
          <table:table-cell office:value-type="float" office:value="0.90446084011" calcext:value-type="float">
            <text:p>0.9044608401</text:p>
          </table:table-cell>
          <table:table-cell office:value-type="float" office:value="29.1578086284853" calcext:value-type="float">
            <text:p>29.1578086285</text:p>
          </table:table-cell>
          <table:table-cell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float" office:value="26.7202526086" calcext:value-type="float">
            <text:p>26.7202526086</text:p>
          </table:table-cell>
          <table:table-cell office:value-type="float" office:value="0.883667103328" calcext:value-type="float">
            <text:p>0.8836671033</text:p>
          </table:table-cell>
          <table:table-cell office:value-type="float" office:value="30.8523797063759" calcext:value-type="float">
            <text:p>30.8523797064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float" office:value="26.0170880663" calcext:value-type="float">
            <text:p>26.0170880663</text:p>
          </table:table-cell>
          <table:table-cell office:value-type="float" office:value="0.862837654923" calcext:value-type="float">
            <text:p>0.8628376549</text:p>
          </table:table-cell>
          <table:table-cell office:value-type="float" office:value="32.5471866921933" calcext:value-type="float">
            <text:p>32.5471866922</text:p>
          </table:table-cell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1">
          <table:table-cell office:value-type="float" office:value="25.3139235239" calcext:value-type="float">
            <text:p>25.3139235239</text:p>
          </table:table-cell>
          <table:table-cell office:value-type="float" office:value="0.841970760417" calcext:value-type="float">
            <text:p>0.8419707604</text:p>
          </table:table-cell>
          <table:table-cell office:value-type="float" office:value="34.2188590069279" calcext:value-type="float">
            <text:p>34.2188590069</text:p>
          </table:table-cell>
          <table:table-cell office:value-type="float" office:value="1.1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float" office:value="24.6107589816" calcext:value-type="float">
            <text:p>24.6107589816</text:p>
          </table:table-cell>
          <table:table-cell office:value-type="float" office:value="0.821064673712" calcext:value-type="float">
            <text:p>0.8210646737</text:p>
          </table:table-cell>
          <table:table-cell office:value-type="float" office:value="35.7734599046268" calcext:value-type="float">
            <text:p>35.7734599046</text:p>
          </table:table-cell>
          <table:table-cell office:value-type="float" office:value="1.16" calcext:value-type="float">
            <text:p>1.16</text:p>
          </table:table-cell>
          <table:table-cell table:number-columns-repeated="3"/>
        </table:table-row>
        <table:table-row table:style-name="ro1">
          <table:table-cell office:value-type="float" office:value="23.9075944393" calcext:value-type="float">
            <text:p>23.9075944393</text:p>
          </table:table-cell>
          <table:table-cell office:value-type="float" office:value="0.800117575388" calcext:value-type="float">
            <text:p>0.8001175754</text:p>
          </table:table-cell>
          <table:table-cell office:value-type="float" office:value="37.0206322666532" calcext:value-type="float">
            <text:p>37.0206322667</text:p>
          </table:table-cell>
          <table:table-cell office:value-type="float" office:value="1.21" calcext:value-type="float">
            <text:p>1.21</text:p>
          </table:table-cell>
          <table:table-cell table:number-columns-repeated="3"/>
        </table:table-row>
        <table:table-row table:style-name="ro1">
          <table:table-cell office:value-type="float" office:value="23.2044298969" calcext:value-type="float">
            <text:p>23.2044298969</text:p>
          </table:table-cell>
          <table:table-cell office:value-type="float" office:value="0.779127534313" calcext:value-type="float">
            <text:p>0.7791275343</text:p>
          </table:table-cell>
          <table:table-cell office:value-type="float" office:value="37.8953273246134" calcext:value-type="float">
            <text:p>37.8953273246</text:p>
          </table:table-cell>
          <table:table-cell office:value-type="float" office:value="1.26" calcext:value-type="float">
            <text:p>1.26</text:p>
          </table:table-cell>
          <table:table-cell table:number-columns-repeated="3"/>
        </table:table-row>
        <table:table-row table:style-name="ro1">
          <table:table-cell office:value-type="float" office:value="22.5012653546" calcext:value-type="float">
            <text:p>22.5012653546</text:p>
          </table:table-cell>
          <table:table-cell office:value-type="float" office:value="0.758092479807" calcext:value-type="float">
            <text:p>0.7580924798</text:p>
          </table:table-cell>
          <table:table-cell office:value-type="float" office:value="38.5107933994802" calcext:value-type="float">
            <text:p>38.5107933995</text:p>
          </table:table-cell>
          <table:table-cell office:value-type="float" office:value="1.31" calcext:value-type="float">
            <text:p>1.31</text:p>
          </table:table-cell>
          <table:table-cell table:number-columns-repeated="3"/>
        </table:table-row>
        <table:table-row table:style-name="ro1">
          <table:table-cell office:value-type="float" office:value="21.7981008123" calcext:value-type="float">
            <text:p>21.7981008123</text:p>
          </table:table-cell>
          <table:table-cell office:value-type="float" office:value="0.737010177788" calcext:value-type="float">
            <text:p>0.7370101778</text:p>
          </table:table-cell>
          <table:table-cell office:value-type="float" office:value="38.9722718668221" calcext:value-type="float">
            <text:p>38.9722718668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 office:value-type="float" office:value="21.0949362699" calcext:value-type="float">
            <text:p>21.0949362699</text:p>
          </table:table-cell>
          <table:table-cell office:value-type="float" office:value="0.715878207355" calcext:value-type="float">
            <text:p>0.7158782074</text:p>
          </table:table-cell>
          <table:table-cell office:value-type="float" office:value="39.3397744592814" calcext:value-type="float">
            <text:p>39.3397744593</text:p>
          </table:table-cell>
          <table:table-cell office:value-type="float" office:value="1.41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float" office:value="20.3917717276" calcext:value-type="float">
            <text:p>20.3917717276</text:p>
          </table:table-cell>
          <table:table-cell office:value-type="float" office:value="0.694693935721" calcext:value-type="float">
            <text:p>0.6946939357</text:p>
          </table:table-cell>
          <table:table-cell office:value-type="float" office:value="39.6452115642882" calcext:value-type="float">
            <text:p>39.6452115643</text:p>
          </table:table-cell>
          <table:table-cell office:value-type="float" office:value="1.46" calcext:value-type="float">
            <text:p>1.46</text:p>
          </table:table-cell>
          <table:table-cell table:number-columns-repeated="3"/>
        </table:table-row>
        <table:table-row table:style-name="ro1">
          <table:table-cell office:value-type="float" office:value="19.6886071853" calcext:value-type="float">
            <text:p>19.6886071853</text:p>
          </table:table-cell>
          <table:table-cell office:value-type="float" office:value="0.673454490056" calcext:value-type="float">
            <text:p>0.6734544901</text:p>
          </table:table-cell>
          <table:table-cell office:value-type="float" office:value="39.9071859954285" calcext:value-type="float">
            <text:p>39.9071859954</text:p>
          </table:table-cell>
          <table:table-cell office:value-type="float" office:value="1.51" calcext:value-type="float">
            <text:p>1.51</text:p>
          </table:table-cell>
          <table:table-cell table:number-columns-repeated="3"/>
        </table:table-row>
        <table:table-row table:style-name="ro1">
          <table:table-cell office:value-type="float" office:value="18.9854426429" calcext:value-type="float">
            <text:p>18.9854426429</text:p>
          </table:table-cell>
          <table:table-cell office:value-type="float" office:value="0.652156725055" calcext:value-type="float">
            <text:p>0.6521567251</text:p>
          </table:table-cell>
          <table:table-cell office:value-type="float" office:value="40.1364248737491" calcext:value-type="float">
            <text:p>40.1364248737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float" office:value="18.2822781006" calcext:value-type="float">
            <text:p>18.2822781006</text:p>
          </table:table-cell>
          <table:table-cell office:value-type="float" office:value="0.630797184993" calcext:value-type="float">
            <text:p>0.630797185</text:p>
          </table:table-cell>
          <table:table-cell office:value-type="float" office:value="40.3408448278027" calcext:value-type="float">
            <text:p>40.3408448278</text:p>
          </table:table-cell>
          <table:table-cell office:value-type="float" office:value="1.61" calcext:value-type="float">
            <text:p>1.61</text:p>
          </table:table-cell>
          <table:table-cell table:number-columns-repeated="3"/>
        </table:table-row>
        <table:table-row table:style-name="ro1">
          <table:table-cell office:value-type="float" office:value="17.5791135583" calcext:value-type="float">
            <text:p>17.5791135583</text:p>
          </table:table-cell>
          <table:table-cell office:value-type="float" office:value="0.609372058908" calcext:value-type="float">
            <text:p>0.6093720589</text:p>
          </table:table-cell>
          <table:table-cell office:value-type="float" office:value="40.525452061256" calcext:value-type="float">
            <text:p>40.5254520613</text:p>
          </table:table-cell>
          <table:table-cell office:value-type="float" office:value="1.66" calcext:value-type="float">
            <text:p>1.66</text:p>
          </table:table-cell>
          <table:table-cell table:number-columns-repeated="3"/>
        </table:table-row>
        <table:table-row table:style-name="ro1">
          <table:table-cell office:value-type="float" office:value="16.8759490159" calcext:value-type="float">
            <text:p>16.8759490159</text:p>
          </table:table-cell>
          <table:table-cell office:value-type="float" office:value="0.587877127185" calcext:value-type="float">
            <text:p>0.5878771272</text:p>
          </table:table-cell>
          <table:table-cell office:value-type="float" office:value="40.6938780883125" calcext:value-type="float">
            <text:p>40.6938780883</text:p>
          </table:table-cell>
          <table:table-cell office:value-type="float" office:value="1.71" calcext:value-type="float">
            <text:p>1.71</text:p>
          </table:table-cell>
          <table:table-cell table:number-columns-repeated="3"/>
        </table:table-row>
        <table:table-row table:style-name="ro1">
          <table:table-cell office:value-type="float" office:value="16.1727844736" calcext:value-type="float">
            <text:p>16.1727844736</text:p>
          </table:table-cell>
          <table:table-cell office:value-type="float" office:value="0.566307697417" calcext:value-type="float">
            <text:p>0.5663076974</text:p>
          </table:table-cell>
          <table:table-cell office:value-type="float" office:value="40.8489979056283" calcext:value-type="float">
            <text:p>40.8489979056</text:p>
          </table:table-cell>
          <table:table-cell office:value-type="float" office:value="1.76" calcext:value-type="float">
            <text:p>1.76</text:p>
          </table:table-cell>
          <table:table-cell table:number-columns-repeated="3"/>
        </table:table-row>
        <table:table-row table:style-name="ro1">
          <table:table-cell office:value-type="float" office:value="15.4696199313" calcext:value-type="float">
            <text:p>15.4696199313</text:p>
          </table:table-cell>
          <table:table-cell office:value-type="float" office:value="0.54465852674" calcext:value-type="float">
            <text:p>0.5446585267</text:p>
          </table:table-cell>
          <table:table-cell office:value-type="float" office:value="40.9923932224828" calcext:value-type="float">
            <text:p>40.9923932225</text:p>
          </table:table-cell>
          <table:table-cell office:value-type="float" office:value="1.81" calcext:value-type="float">
            <text:p>1.81</text:p>
          </table:table-cell>
          <table:table-cell table:number-columns-repeated="3"/>
        </table:table-row>
        <table:table-row table:style-name="ro1">
          <table:table-cell office:value-type="float" office:value="14.766455389" calcext:value-type="float">
            <text:p>14.766455389</text:p>
          </table:table-cell>
          <table:table-cell office:value-type="float" office:value="0.522923726993" calcext:value-type="float">
            <text:p>0.522923727</text:p>
          </table:table-cell>
          <table:table-cell office:value-type="float" office:value="41.1261332880107" calcext:value-type="float">
            <text:p>41.126133288</text:p>
          </table:table-cell>
          <table:table-cell office:value-type="float" office:value="1.86" calcext:value-type="float">
            <text:p>1.86</text:p>
          </table:table-cell>
          <table:table-cell table:number-columns-repeated="3"/>
        </table:table-row>
        <table:table-row table:style-name="ro1">
          <table:table-cell office:value-type="float" office:value="14.0632908466" calcext:value-type="float">
            <text:p>14.0632908466</text:p>
          </table:table-cell>
          <table:table-cell office:value-type="float" office:value="0.501096647822" calcext:value-type="float">
            <text:p>0.5010966478</text:p>
          </table:table-cell>
          <table:table-cell office:value-type="float" office:value="41.2513906906253" calcext:value-type="float">
            <text:p>41.2513906906</text:p>
          </table:table-cell>
          <table:table-cell office:value-type="float" office:value="1.91" calcext:value-type="float">
            <text:p>1.91</text:p>
          </table:table-cell>
          <table:table-cell table:number-columns-repeated="3"/>
        </table:table-row>
        <table:table-row table:style-name="ro1">
          <table:table-cell office:value-type="float" office:value="13.3601263043" calcext:value-type="float">
            <text:p>13.3601263043</text:p>
          </table:table-cell>
          <table:table-cell office:value-type="float" office:value="0.479169731172" calcext:value-type="float">
            <text:p>0.4791697312</text:p>
          </table:table-cell>
          <table:table-cell office:value-type="float" office:value="41.3692152373073" calcext:value-type="float">
            <text:p>41.3692152373</text:p>
          </table:table-cell>
          <table:table-cell office:value-type="float" office:value="1.96" calcext:value-type="float">
            <text:p>1.96</text:p>
          </table:table-cell>
          <table:table-cell table:number-columns-repeated="3"/>
        </table:table-row>
        <table:table-row table:style-name="ro1">
          <table:table-cell office:value-type="float" office:value="12.656961762" calcext:value-type="float">
            <text:p>12.656961762</text:p>
          </table:table-cell>
          <table:table-cell office:value-type="float" office:value="0.457134328184" calcext:value-type="float">
            <text:p>0.4571343282</text:p>
          </table:table-cell>
          <table:table-cell office:value-type="float" office:value="41.4805478062545" calcext:value-type="float">
            <text:p>41.4805478063</text:p>
          </table:table-cell>
          <table:table-cell office:value-type="float" office:value="2.01" calcext:value-type="float">
            <text:p>2.01</text:p>
          </table:table-cell>
          <table:table-cell table:number-columns-repeated="3"/>
        </table:table-row>
        <table:table-row table:style-name="ro1">
          <table:table-cell office:value-type="float" office:value="11.9537972196" calcext:value-type="float">
            <text:p>11.9537972196</text:p>
          </table:table-cell>
          <table:table-cell office:value-type="float" office:value="0.434980466076" calcext:value-type="float">
            <text:p>0.4349804661</text:p>
          </table:table-cell>
          <table:table-cell office:value-type="float" office:value="41.5857184622478" calcext:value-type="float">
            <text:p>41.5857184622</text:p>
          </table:table-cell>
          <table:table-cell office:value-type="float" office:value="2.06" calcext:value-type="float">
            <text:p>2.06</text:p>
          </table:table-cell>
          <table:table-cell table:number-columns-repeated="3"/>
        </table:table-row>
        <table:table-row table:style-name="ro1">
          <table:table-cell office:value-type="float" office:value="11.2506326773" calcext:value-type="float">
            <text:p>11.2506326773</text:p>
          </table:table-cell>
          <table:table-cell office:value-type="float" office:value="0.412696547584" calcext:value-type="float">
            <text:p>0.4126965476</text:p>
          </table:table-cell>
          <table:table-cell office:value-type="float" office:value="41.6857638136688" calcext:value-type="float">
            <text:p>41.6857638137</text:p>
          </table:table-cell>
          <table:table-cell office:value-type="float" office:value="2.11" calcext:value-type="float">
            <text:p>2.11</text:p>
          </table:table-cell>
          <table:table-cell table:number-columns-repeated="3"/>
        </table:table-row>
        <table:table-row table:style-name="ro1">
          <table:table-cell office:value-type="float" office:value="10.547468135" calcext:value-type="float">
            <text:p>10.547468135</text:p>
          </table:table-cell>
          <table:table-cell office:value-type="float" office:value="0.390268958178" calcext:value-type="float">
            <text:p>0.3902689582</text:p>
          </table:table-cell>
          <table:table-cell office:value-type="float" office:value="41.7810451620545" calcext:value-type="float">
            <text:p>41.7810451621</text:p>
          </table:table-cell>
          <table:table-cell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 office:value-type="float" office:value="9.84430359265" calcext:value-type="float">
            <text:p>9.8443035927</text:p>
          </table:table-cell>
          <table:table-cell office:value-type="float" office:value="0.367681545301" calcext:value-type="float">
            <text:p>0.3676815453</text:p>
          </table:table-cell>
          <table:table-cell office:value-type="float" office:value="41.8720044695184" calcext:value-type="float">
            <text:p>41.8720044695</text:p>
          </table:table-cell>
          <table:table-cell office:value-type="float" office:value="2.21" calcext:value-type="float">
            <text:p>2.21</text:p>
          </table:table-cell>
          <table:table-cell table:number-columns-repeated="3"/>
        </table:table-row>
        <table:table-row table:style-name="ro1">
          <table:table-cell office:value-type="float" office:value="9.1411390503" calcext:value-type="float">
            <text:p>9.1411390503</text:p>
          </table:table-cell>
          <table:table-cell office:value-type="float" office:value="0.34491491746" calcext:value-type="float">
            <text:p>0.3449149175</text:p>
          </table:table-cell>
          <table:table-cell office:value-type="float" office:value="41.9590256853519" calcext:value-type="float">
            <text:p>41.9590256854</text:p>
          </table:table-cell>
          <table:table-cell office:value-type="float" office:value="2.26" calcext:value-type="float">
            <text:p>2.26</text:p>
          </table:table-cell>
          <table:table-cell table:number-columns-repeated="3"/>
        </table:table-row>
        <table:table-row table:style-name="ro1">
          <table:table-cell office:value-type="float" office:value="8.43797450798" calcext:value-type="float">
            <text:p>8.437974508</text:p>
          </table:table-cell>
          <table:table-cell office:value-type="float" office:value="0.32194548598" calcext:value-type="float">
            <text:p>0.321945486</text:p>
          </table:table-cell>
          <table:table-cell office:value-type="float" office:value="42.0424457242284" calcext:value-type="float">
            <text:p>42.0424457242</text:p>
          </table:table-cell>
          <table:table-cell office:value-type="float" office:value="2.31" calcext:value-type="float">
            <text:p>2.31</text:p>
          </table:table-cell>
          <table:table-cell table:number-columns-repeated="3"/>
        </table:table-row>
        <table:table-row table:style-name="ro1">
          <table:table-cell office:value-type="float" office:value="7.73480996566" calcext:value-type="float">
            <text:p>7.7348099657</text:p>
          </table:table-cell>
          <table:table-cell office:value-type="float" office:value="0.298744134066" calcext:value-type="float">
            <text:p>0.2987441341</text:p>
          </table:table-cell>
          <table:table-cell office:value-type="float" office:value="42.122563325519" calcext:value-type="float">
            <text:p>42.1225633255</text:p>
          </table:table-cell>
          <table:table-cell office:value-type="float" office:value="2.36" calcext:value-type="float">
            <text:p>2.36</text:p>
          </table:table-cell>
          <table:table-cell table:number-columns-repeated="3"/>
        </table:table-row>
        <table:table-row table:style-name="ro1">
          <table:table-cell office:value-type="float" office:value="7.03164542334" calcext:value-type="float">
            <text:p>7.0316454233</text:p>
          </table:table-cell>
          <table:table-cell office:value-type="float" office:value="0.275274339172" calcext:value-type="float">
            <text:p>0.2752743392</text:p>
          </table:table-cell>
          <table:table-cell office:value-type="float" office:value="42.1996462840293" calcext:value-type="float">
            <text:p>42.199646284</text:p>
          </table:table-cell>
          <table:table-cell office:value-type="float" office:value="2.41" calcext:value-type="float">
            <text:p>2.41</text:p>
          </table:table-cell>
          <table:table-cell table:number-columns-repeated="3"/>
        </table:table-row>
        <table:table-row table:style-name="ro1">
          <table:table-cell office:value-type="float" office:value="6.32848088098" calcext:value-type="float">
            <text:p>6.328480881</text:p>
          </table:table-cell>
          <table:table-cell office:value-type="float" office:value="0.251489484342" calcext:value-type="float">
            <text:p>0.2514894843</text:p>
          </table:table-cell>
          <table:table-cell office:value-type="float" office:value="42.2739373976046" calcext:value-type="float">
            <text:p>42.2739373976</text:p>
          </table:table-cell>
          <table:table-cell office:value-type="float" office:value="2.46" calcext:value-type="float">
            <text:p>2.46</text:p>
          </table:table-cell>
          <table:table-cell table:number-columns-repeated="3"/>
        </table:table-row>
        <table:table-row table:style-name="ro1">
          <table:table-cell office:value-type="float" office:value="5.62531633867" calcext:value-type="float">
            <text:p>5.6253163387</text:p>
          </table:table-cell>
          <table:table-cell office:value-type="float" office:value="0.22732895531" calcext:value-type="float">
            <text:p>0.2273289553</text:p>
          </table:table-cell>
          <table:table-cell table:number-columns-repeated="5"/>
        </table:table-row>
        <table:table-row table:style-name="ro1">
          <table:table-cell office:value-type="float" office:value="4.92215179635" calcext:value-type="float">
            <text:p>4.9221517964</text:p>
          </table:table-cell>
          <table:table-cell office:value-type="float" office:value="0.202712407837" calcext:value-type="float">
            <text:p>0.2027124078</text:p>
          </table:table-cell>
          <table:table-cell table:number-columns-repeated="5"/>
        </table:table-row>
        <table:table-row table:style-name="ro1">
          <table:table-cell office:value-type="float" office:value="4.21898725399" calcext:value-type="float">
            <text:p>4.218987254</text:p>
          </table:table-cell>
          <table:table-cell office:value-type="float" office:value="0.177531268593" calcext:value-type="float">
            <text:p>0.1775312686</text:p>
          </table:table-cell>
          <table:table-cell table:number-columns-repeated="5"/>
        </table:table-row>
        <table:table-row table:style-name="ro1">
          <table:table-cell office:value-type="float" office:value="3.51582271167" calcext:value-type="float">
            <text:p>3.5158227117</text:p>
          </table:table-cell>
          <table:table-cell office:value-type="float" office:value="0.15163605507" calcext:value-type="float">
            <text:p>0.1516360551</text:p>
          </table:table-cell>
          <table:table-cell table:number-columns-repeated="5"/>
        </table:table-row>
        <table:table-row table:style-name="ro1">
          <table:table-cell office:value-type="float" office:value="2.81265816935" calcext:value-type="float">
            <text:p>2.8126581694</text:p>
          </table:table-cell>
          <table:table-cell office:value-type="float" office:value="0.124817405516" calcext:value-type="float">
            <text:p>0.1248174055</text:p>
          </table:table-cell>
          <table:table-cell table:number-columns-repeated="5"/>
        </table:table-row>
        <table:table-row table:style-name="ro1">
          <table:table-cell office:value-type="float" office:value="2.10949362699" calcext:value-type="float">
            <text:p>2.109493627</text:p>
          </table:table-cell>
          <table:table-cell office:value-type="float" office:value="0.0967777305298" calcext:value-type="float">
            <text:p>0.0967777305</text:p>
          </table:table-cell>
          <table:table-cell table:number-columns-repeated="5"/>
        </table:table-row>
        <table:table-row table:style-name="ro1">
          <table:table-cell office:value-type="float" office:value="1.40632908468" calcext:value-type="float">
            <text:p>1.4063290847</text:p>
          </table:table-cell>
          <table:table-cell office:value-type="float" office:value="0.067089065799" calcext:value-type="float">
            <text:p>0.0670890658</text:p>
          </table:table-cell>
          <table:table-cell table:number-columns-repeated="5"/>
        </table:table-row>
        <table:table-row table:style-name="ro1">
          <table:table-cell office:value-type="float" office:value="0.703164542357" calcext:value-type="float">
            <text:p>0.7031645424</text:p>
          </table:table-cell>
          <table:table-cell office:value-type="float" office:value="0.0351309593788" calcext:value-type="float">
            <text:p>0.035130959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.703164542319" calcext:value-type="float">
            <text:p>-0.7031645423</text:p>
          </table:table-cell>
          <table:table-cell office:value-type="float" office:value="-0.0396202542404" calcext:value-type="float">
            <text:p>-0.0396202542</text:p>
          </table:table-cell>
          <table:table-cell table:number-columns-repeated="5"/>
        </table:table-row>
        <table:table-row table:style-name="ro1">
          <table:table-cell office:value-type="float" office:value="-1.40632908464" calcext:value-type="float">
            <text:p>-1.4063290846</text:p>
          </table:table-cell>
          <table:table-cell office:value-type="float" office:value="-0.0856440079958" calcext:value-type="float">
            <text:p>-0.085644008</text:p>
          </table:table-cell>
          <table:table-cell table:number-columns-repeated="5"/>
        </table:table-row>
        <table:table-row table:style-name="ro1">
          <table:table-cell office:value-type="float" office:value="-2.10949362696" calcext:value-type="float">
            <text:p>-2.109493627</text:p>
          </table:table-cell>
          <table:table-cell office:value-type="float" office:value="-0.140843230517" calcext:value-type="float">
            <text:p>-0.1408432305</text:p>
          </table:table-cell>
          <table:table-cell table:number-columns-repeated="5"/>
        </table:table-row>
        <table:table-row table:style-name="ro1">
          <table:table-cell office:value-type="float" office:value="-2.81265816931" calcext:value-type="float">
            <text:p>-2.8126581693</text:p>
          </table:table-cell>
          <table:table-cell office:value-type="float" office:value="-0.209212069143" calcext:value-type="float">
            <text:p>-0.2092120691</text:p>
          </table:table-cell>
          <table:table-cell table:number-columns-repeated="5"/>
        </table:table-row>
        <table:table-row table:style-name="ro1">
          <table:table-cell office:value-type="float" office:value="-3.51582271163" calcext:value-type="float">
            <text:p>-3.5158227116</text:p>
          </table:table-cell>
          <table:table-cell office:value-type="float" office:value="-0.296477988201" calcext:value-type="float">
            <text:p>-0.2964779882</text:p>
          </table:table-cell>
          <table:table-cell table:number-columns-repeated="5"/>
        </table:table-row>
        <table:table-row table:style-name="ro1">
          <table:table-cell office:value-type="float" office:value="-4.21898725395" calcext:value-type="float">
            <text:p>-4.218987254</text:p>
          </table:table-cell>
          <table:table-cell office:value-type="float" office:value="-0.410821566902" calcext:value-type="float">
            <text:p>-0.4108215669</text:p>
          </table:table-cell>
          <table:table-cell table:number-columns-repeated="5"/>
        </table:table-row>
        <table:table-row table:style-name="ro1">
          <table:table-cell office:value-type="float" office:value="-4.92215179631" calcext:value-type="float">
            <text:p>-4.9221517963</text:p>
          </table:table-cell>
          <table:table-cell office:value-type="float" office:value="-0.563894907147" calcext:value-type="float">
            <text:p>-0.5638949071</text:p>
          </table:table-cell>
          <table:table-cell table:number-columns-repeated="5"/>
        </table:table-row>
        <table:table-row table:style-name="ro1">
          <table:table-cell office:value-type="float" office:value="-5.62531633863" calcext:value-type="float">
            <text:p>-5.6253163386</text:p>
          </table:table-cell>
          <table:table-cell office:value-type="float" office:value="-0.772267631537" calcext:value-type="float">
            <text:p>-0.77226763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4:09:41.514503894</meta:creation-date>
    <dc:date>2019-06-07T14:52:50.896812740</dc:date>
    <meta:editing-duration>PT10M5S</meta:editing-duration>
    <meta:editing-cycles>1</meta:editing-cycles>
    <meta:generator>LibreOffice/5.1.6.2$Linux_X86_64 LibreOffice_project/10m0$Build-2</meta:generator>
    <meta:document-statistic meta:table-count="1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23cm" svg:y="4.187cm" style:legend-expansion="high" chart:style-name="ch2"/>
        <chart:plot-area chart:style-name="ch3" table:cell-range-address="Sheet1.A1:Sheet1.B59" chart:data-source-has-labels="row" svg:x="0.32cm" svg:y="0.18cm" svg:width="12.383cm" svg:height="8.64cm">
          <chartooo:coordinate-region svg:x="1.085cm" svg:y="0.393cm" svg:width="11.406cm" svg:height="7.7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9" chart:class="chart:scatter">
            <chart:domain table:cell-range-address="Sheet1.A1:Sheet1.B59"/>
            <chart:data-point chart:repeated="1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7835434552">
                <text:p>40.7835434552</text:p>
                <draw:g>
                  <svg:desc>Sheet1.A1:Sheet1.B59</svg:desc>
                </draw:g>
              </table:table-cell>
              <table:table-cell office:value-type="float" office:value="1.73234551834">
                <text:p>1.73234551834</text:p>
                <draw:g>
                  <svg:desc>Sheet1.B1:Sheet1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803789129">
                <text:p>40.0803789129</text:p>
              </table:table-cell>
              <table:table-cell office:value-type="float" office:value="1.54166364739">
                <text:p>1.54166364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3772143705">
                <text:p>39.3772143705</text:p>
              </table:table-cell>
              <table:table-cell office:value-type="float" office:value="1.41039087387">
                <text:p>1.41039087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6740498282">
                <text:p>38.6740498282</text:p>
              </table:table-cell>
              <table:table-cell office:value-type="float" office:value="1.32107799509">
                <text:p>1.32107799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9708852859">
                <text:p>37.9708852859</text:p>
              </table:table-cell>
              <table:table-cell office:value-type="float" office:value="1.26015685196">
                <text:p>1.26015685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2677207435">
                <text:p>37.2677207435</text:p>
              </table:table-cell>
              <table:table-cell office:value-type="float" office:value="1.2171763609">
                <text:p>1.2171763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645562012">
                <text:p>36.5645562012</text:p>
              </table:table-cell>
              <table:table-cell office:value-type="float" office:value="1.18470968949">
                <text:p>1.18470968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8613916589">
                <text:p>35.8613916589</text:p>
              </table:table-cell>
              <table:table-cell office:value-type="float" office:value="1.15802660348">
                <text:p>1.15802660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1582271166">
                <text:p>35.1582271166</text:p>
              </table:table-cell>
              <table:table-cell office:value-type="float" office:value="1.13438671971">
                <text:p>1.13438671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4550625742">
                <text:p>34.4550625742</text:p>
              </table:table-cell>
              <table:table-cell office:value-type="float" office:value="1.11230178053">
                <text:p>1.11230178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7518980319">
                <text:p>33.7518980319</text:p>
              </table:table-cell>
              <table:table-cell office:value-type="float" office:value="1.09099388277">
                <text:p>1.0909938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0487334896">
                <text:p>33.0487334896</text:p>
              </table:table-cell>
              <table:table-cell office:value-type="float" office:value="1.0700647238">
                <text:p>1.0700647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3455689472">
                <text:p>32.3455689472</text:p>
              </table:table-cell>
              <table:table-cell office:value-type="float" office:value="1.04931238779">
                <text:p>1.04931238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6424044049">
                <text:p>31.6424044049</text:p>
              </table:table-cell>
              <table:table-cell office:value-type="float" office:value="1.02863484917">
                <text:p>1.02863484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9392398626">
                <text:p>30.9392398626</text:p>
              </table:table-cell>
              <table:table-cell office:value-type="float" office:value="1.00798044216">
                <text:p>1.00798044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2360753202">
                <text:p>30.2360753202</text:p>
              </table:table-cell>
              <table:table-cell office:value-type="float" office:value="0.987322765786">
                <text:p>0.987322765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5329107779">
                <text:p>29.5329107779</text:p>
              </table:table-cell>
              <table:table-cell office:value-type="float" office:value="0.966648050549">
                <text:p>0.966648050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8297462356">
                <text:p>28.8297462356</text:p>
              </table:table-cell>
              <table:table-cell office:value-type="float" office:value="0.945948817435">
                <text:p>0.945948817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1265816933">
                <text:p>28.1265816933</text:p>
              </table:table-cell>
              <table:table-cell office:value-type="float" office:value="0.925220698215">
                <text:p>0.925220698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4234171509">
                <text:p>27.4234171509</text:p>
              </table:table-cell>
              <table:table-cell office:value-type="float" office:value="0.90446084011">
                <text:p>0.90446084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7202526086">
                <text:p>26.7202526086</text:p>
              </table:table-cell>
              <table:table-cell office:value-type="float" office:value="0.883667103328">
                <text:p>0.883667103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0170880663">
                <text:p>26.0170880663</text:p>
              </table:table-cell>
              <table:table-cell office:value-type="float" office:value="0.862837654923">
                <text:p>0.862837654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3139235239">
                <text:p>25.3139235239</text:p>
              </table:table-cell>
              <table:table-cell office:value-type="float" office:value="0.841970760417">
                <text:p>0.841970760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6107589816">
                <text:p>24.6107589816</text:p>
              </table:table-cell>
              <table:table-cell office:value-type="float" office:value="0.821064673712">
                <text:p>0.821064673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075944393">
                <text:p>23.9075944393</text:p>
              </table:table-cell>
              <table:table-cell office:value-type="float" office:value="0.800117575388">
                <text:p>0.800117575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2044298969">
                <text:p>23.2044298969</text:p>
              </table:table-cell>
              <table:table-cell office:value-type="float" office:value="0.779127534313">
                <text:p>0.779127534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5012653546">
                <text:p>22.5012653546</text:p>
              </table:table-cell>
              <table:table-cell office:value-type="float" office:value="0.758092479807">
                <text:p>0.758092479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7981008123">
                <text:p>21.7981008123</text:p>
              </table:table-cell>
              <table:table-cell office:value-type="float" office:value="0.737010177788">
                <text:p>0.737010177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0949362699">
                <text:p>21.0949362699</text:p>
              </table:table-cell>
              <table:table-cell office:value-type="float" office:value="0.715878207355">
                <text:p>0.715878207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3917717276">
                <text:p>20.3917717276</text:p>
              </table:table-cell>
              <table:table-cell office:value-type="float" office:value="0.694693935721">
                <text:p>0.694693935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6886071853">
                <text:p>19.6886071853</text:p>
              </table:table-cell>
              <table:table-cell office:value-type="float" office:value="0.673454490056">
                <text:p>0.673454490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854426429">
                <text:p>18.9854426429</text:p>
              </table:table-cell>
              <table:table-cell office:value-type="float" office:value="0.652156725055">
                <text:p>0.652156725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2822781006">
                <text:p>18.2822781006</text:p>
              </table:table-cell>
              <table:table-cell office:value-type="float" office:value="0.630797184993">
                <text:p>0.630797184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5791135583">
                <text:p>17.5791135583</text:p>
              </table:table-cell>
              <table:table-cell office:value-type="float" office:value="0.609372058908">
                <text:p>0.609372058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8759490159">
                <text:p>16.8759490159</text:p>
              </table:table-cell>
              <table:table-cell office:value-type="float" office:value="0.587877127185">
                <text:p>0.587877127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1727844736">
                <text:p>16.1727844736</text:p>
              </table:table-cell>
              <table:table-cell office:value-type="float" office:value="0.566307697417">
                <text:p>0.566307697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4696199313">
                <text:p>15.4696199313</text:p>
              </table:table-cell>
              <table:table-cell office:value-type="float" office:value="0.54465852674">
                <text:p>0.544658526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766455389">
                <text:p>14.766455389</text:p>
              </table:table-cell>
              <table:table-cell office:value-type="float" office:value="0.522923726993">
                <text:p>0.522923726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0632908466">
                <text:p>14.0632908466</text:p>
              </table:table-cell>
              <table:table-cell office:value-type="float" office:value="0.501096647822">
                <text:p>0.501096647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3601263043">
                <text:p>13.3601263043</text:p>
              </table:table-cell>
              <table:table-cell office:value-type="float" office:value="0.479169731172">
                <text:p>0.479169731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56961762">
                <text:p>12.656961762</text:p>
              </table:table-cell>
              <table:table-cell office:value-type="float" office:value="0.457134328184">
                <text:p>0.457134328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9537972196">
                <text:p>11.9537972196</text:p>
              </table:table-cell>
              <table:table-cell office:value-type="float" office:value="0.434980466076">
                <text:p>0.434980466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2506326773">
                <text:p>11.2506326773</text:p>
              </table:table-cell>
              <table:table-cell office:value-type="float" office:value="0.412696547584">
                <text:p>0.4126965475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547468135">
                <text:p>10.547468135</text:p>
              </table:table-cell>
              <table:table-cell office:value-type="float" office:value="0.390268958178">
                <text:p>0.3902689581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4430359265">
                <text:p>9.84430359265</text:p>
              </table:table-cell>
              <table:table-cell office:value-type="float" office:value="0.367681545301">
                <text:p>0.367681545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411390503">
                <text:p>9.1411390503</text:p>
              </table:table-cell>
              <table:table-cell office:value-type="float" office:value="0.34491491746">
                <text:p>0.34491491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3797450798">
                <text:p>8.43797450798</text:p>
              </table:table-cell>
              <table:table-cell office:value-type="float" office:value="0.32194548598">
                <text:p>0.321945485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73480996566">
                <text:p>7.73480996566</text:p>
              </table:table-cell>
              <table:table-cell office:value-type="float" office:value="0.298744134066">
                <text:p>0.2987441340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03164542334">
                <text:p>7.03164542334</text:p>
              </table:table-cell>
              <table:table-cell office:value-type="float" office:value="0.275274339172">
                <text:p>0.275274339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2848088098">
                <text:p>6.32848088098</text:p>
              </table:table-cell>
              <table:table-cell office:value-type="float" office:value="0.251489484342">
                <text:p>0.251489484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2531633867">
                <text:p>5.62531633867</text:p>
              </table:table-cell>
              <table:table-cell office:value-type="float" office:value="0.22732895531">
                <text:p>0.227328955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2215179635">
                <text:p>4.92215179635</text:p>
              </table:table-cell>
              <table:table-cell office:value-type="float" office:value="0.202712407837">
                <text:p>0.202712407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1898725399">
                <text:p>4.21898725399</text:p>
              </table:table-cell>
              <table:table-cell office:value-type="float" office:value="0.177531268593">
                <text:p>0.1775312685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51582271167">
                <text:p>3.51582271167</text:p>
              </table:table-cell>
              <table:table-cell office:value-type="float" office:value="0.15163605507">
                <text:p>0.15163605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1265816935">
                <text:p>2.81265816935</text:p>
              </table:table-cell>
              <table:table-cell office:value-type="float" office:value="0.124817405516">
                <text:p>0.124817405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0949362699">
                <text:p>2.10949362699</text:p>
              </table:table-cell>
              <table:table-cell office:value-type="float" office:value="0.0967777305298">
                <text:p>0.0967777305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0632908468">
                <text:p>1.40632908468</text:p>
              </table:table-cell>
              <table:table-cell office:value-type="float" office:value="0.067089065799">
                <text:p>0.0670890657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3164542357">
                <text:p>0.703164542357</text:p>
              </table:table-cell>
              <table:table-cell office:value-type="float" office:value="0.0351309593788">
                <text:p>0.0351309593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73234551834">
                <text:p>1.7323455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4166364739">
                <text:p>1.5416636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1039087387">
                <text:p>1.41039087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107799509">
                <text:p>1.32107799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6015685196">
                <text:p>1.26015685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171763609">
                <text:p>1.2171763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8470968949">
                <text:p>1.18470968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5802660348">
                <text:p>1.1580266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3438671971">
                <text:p>1.13438671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1230178053">
                <text:p>1.11230178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099388277">
                <text:p>1.09099388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00647238">
                <text:p>1.0700647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931238779">
                <text:p>1.0493123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2863484917">
                <text:p>1.02863484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798044216">
                <text:p>1.00798044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322765786">
                <text:p>0.987322765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6648050549">
                <text:p>0.966648050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5948817435">
                <text:p>0.945948817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5220698215">
                <text:p>0.92522069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446084011">
                <text:p>0.9044608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3667103328">
                <text:p>0.883667103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2837654923">
                <text:p>0.862837654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1970760417">
                <text:p>0.841970760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1064673712">
                <text:p>0.82106467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0117575388">
                <text:p>0.80011757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9127534313">
                <text:p>0.779127534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8092479807">
                <text:p>0.758092479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7010177788">
                <text:p>0.737010177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5878207355">
                <text:p>0.715878207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4693935721">
                <text:p>0.694693935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3454490056">
                <text:p>0.67345449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2156725055">
                <text:p>0.652156725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0797184993">
                <text:p>0.630797184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372058908">
                <text:p>0.609372058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7877127185">
                <text:p>0.587877127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307697417">
                <text:p>0.566307697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465852674">
                <text:p>0.54465852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2923726993">
                <text:p>0.522923726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1096647822">
                <text:p>0.50109664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9169731172">
                <text:p>0.47916973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134328184">
                <text:p>0.457134328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4980466076">
                <text:p>0.434980466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2696547584">
                <text:p>0.412696547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0268958178">
                <text:p>0.39026895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7681545301">
                <text:p>0.367681545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1491746">
                <text:p>0.3449149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194548598">
                <text:p>0.32194548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8744134066">
                <text:p>0.298744134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274339172">
                <text:p>0.27527433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1489484342">
                <text:p>0.251489484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732895531">
                <text:p>0.22732895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712407837">
                <text:p>0.202712407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7531268593">
                <text:p>0.17753126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63605507">
                <text:p>0.15163605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4817405516">
                <text:p>0.124817405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67777305298">
                <text:p>0.096777730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7089065799">
                <text:p>0.067089065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51309593788">
                <text:p>0.0351309593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3cm" svg:y="4.187cm" style:legend-expansion="high" chart:style-name="ch2"/>
        <chart:plot-area chart:style-name="ch3" table:cell-range-address="Sheet1.C1:Sheet1.D38" svg:x="0.32cm" svg:y="0.18cm" svg:width="12.353cm" svg:height="8.64cm">
          <chartooo:coordinate-region svg:x="1.085cm" svg:y="0.393cm" svg:width="11.375cm" svg:height="7.7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38" chart:class="chart:scatter">
            <chart:domain table:cell-range-address="Sheet1.C1:Sheet1.C38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024249650111">
                <text:p>0.191024249650111</text:p>
                <draw:g>
                  <svg:desc>Sheet1.C1:Sheet1.C38</svg:desc>
                </draw:g>
              </table:table-cell>
              <table:table-cell office:value-type="float" office:value="0.01">
                <text:p>0.01</text:p>
                <draw:g>
                  <svg:desc>Sheet1.D1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55816635388">
                <text:p>1.2355816635388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178053503872">
                <text:p>2.41780535038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1236405448632">
                <text:p>3.7123640544863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9156267852321">
                <text:p>5.091562678523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3292089123589">
                <text:p>6.5329208912358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2057966307825">
                <text:p>8.0205796630782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4382336464864">
                <text:p>9.543823364648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0953363511173">
                <text:p>11.095336351117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699612070032">
                <text:p>12.669961207003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263928413429">
                <text:p>14.26392841342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7439091998">
                <text:p>15.8743909199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4991377177404">
                <text:p>17.499137717740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1364114579523">
                <text:p>19.136411457952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784787988416">
                <text:p>20.78478798841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4430930542791">
                <text:p>22.443093054279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1103481049848">
                <text:p>24.110348104984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7857163607563">
                <text:p>25.785716360756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4684600349433">
                <text:p>27.468460034943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1578086284853">
                <text:p>29.15780862848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523797063759">
                <text:p>30.85237970637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5471866921933">
                <text:p>32.54718669219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2188590069279">
                <text:p>34.218859006927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7734599046268">
                <text:p>35.773459904626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0206322666532">
                <text:p>37.020632266653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8953273246134">
                <text:p>37.895327324613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5107933994802">
                <text:p>38.510793399480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9722718668221">
                <text:p>38.972271866822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3397744592814">
                <text:p>39.339774459281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6452115642882">
                <text:p>39.645211564288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9071859954285">
                <text:p>39.907185995428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1364248737491">
                <text:p>40.136424873749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3408448278027">
                <text:p>40.340844827802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525452061256">
                <text:p>40.52545206125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6938780883125">
                <text:p>40.693878088312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8489979056283">
                <text:p>40.848997905628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9923932224828">
                <text:p>40.992393222482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1261332880107">
                <text:p>41.1261332880107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